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140.44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1mm" fo:break-before="auto" style:use-optimal-row-height="false"/>
    </style:style>
    <style:style style:name="ro7" style:family="table-row">
      <style:table-row-properties style:row-height="13.69mm" fo:break-before="auto" style:use-optimal-row-height="fals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16.85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4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5" style:family="table-cell" style:parent-style-name="Default">
      <style:table-cell-properties fo:border="0.06pt solid #000000"/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6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T1" style:family="text">
      <style:text-properties style:letter-kerning="true" style:country-asian="SA" style:font-name-asian="Arial"/>
    </style:style>
    <style:style style:name="T2" style:family="text">
      <style:text-properties fo:color="#000000" style:font-name="Arial" fo:font-size="10pt" fo:country="RU" style:country-asian="SA" style:font-name-asian="Arial" style:font-size-asian="10pt" style:letter-kerning="true"/>
    </style:style>
    <style:style style:name="T3" style:family="text">
      <style:text-properties fo:color="#000000" style:font-name="Arial" style:letter-kerning="true" style:country-asian="SA" style:font-name-asian="Arial"/>
    </style:style>
    <style:style style:name="T4" style:family="text">
      <style:text-properties fo:color="#000000" style:font-name="Arial" style:letter-kerning="true" style:country-asian="SA" style:font-name-asian="Arial" fo:font-size="10pt" fo:country="US" style:font-size-asian="10pt"/>
    </style:style>
    <style:style style:name="T5" style:family="text">
      <style:text-properties fo:color="#000000" style:font-name="Arial" style:letter-kerning="true" style:country-asian="SA" style:font-name-asian="Arial" fo:font-size="10pt" style:font-size-asian="10pt" fo:country="RU"/>
    </style:style>
    <style:style style:name="T6" style:family="text">
      <style:text-properties fo:font-size="10pt" fo:country="RU" style:font-size-asian="10pt" style:letter-kerning="true" style:country-asian="SA" style:font-name-asian="Arial"/>
    </style:style>
    <style:style style:name="T7" style:family="text">
      <style:text-properties fo:font-size="10pt" fo:country="RU" style:font-size-asian="10pt" style:letter-kerning="true" style:country-asian="IN" style:font-name-asian="Arial"/>
    </style:style>
    <style:style style:name="T8" style:family="text">
      <style:text-properties style:letter-kerning="true" style:country-asian="SA" style:country-complex="SA" style:font-name-asian="Arial" fo:font-size="10pt" fo:country="RU" style:font-size-asian="10pt"/>
    </style:style>
    <style:style style:name="T9" style:family="text">
      <style:text-properties fo:color="#000000" style:font-name="Arial" fo:font-size="10pt" fo:country="RU" style:font-name-asian="Arial" style:font-size-asian="10pt" style:letter-kerning="true" style:country-asian="IN"/>
    </style:style>
    <style:style style:name="T10" style:family="text">
      <style:text-properties fo:color="#000000" fo:font-size="10pt" fo:country="RU" style:font-name-asian="Arial" style:font-size-asian="10pt" style:letter-kerning="true" style:country-asian="IN" style:font-name="Liberation Sans;Arial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text-emphasize="none"/>
    </style:style>
    <style:style style:name="T11" style:family="text">
      <style:text-properties fo:font-size="10pt" fo:country="RU" style:letter-kerning="true" style:country-asian="IN" style:font-name="Liberation Sans;Arial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text-emphasize="none" style:font-name-asian="Mangal" style:font-size-asian="12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NOT DONE</text:p>
          </table:table-cell>
          <table:table-cell/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4" office:value-type="string" calcext:value-type="string">
            <text:p>NOT DONE</text:p>
          </table:table-cell>
          <table:table-cell office:value-type="string" calcext:value-type="string">
            <text:p><text:span text:style-name="T9">кнопка «Изменить статус МЛ» осталась активной для заявок, в которых отсутствует маршрутный лист. Кроме того, </text:span><text:span text:style-name="T10">у</text:span><text:span text:style-name="T11"> клиента появилась кнопка «Изменение статуса МЛ» (её убирали, так как клиент не может поменять статус всего маршрутного листа).</text:span>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5" office:value-type="string" calcext:value-type="string">
            <text:p>NOT DONE</text:p>
          </table:table-cell>
          <table:table-cell office:value-type="string" calcext:value-type="string">
            <text:p><text:span text:style-name="T7">Корректно отображается при наличии маршрутного листа. Однако возникла проблема с изменением статуса у накладной без маршрутного листа.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5" office:value-type="string" calcext:value-type="string">
            <text:p>NOT DONE</text:p>
          </table:table-cell>
          <table:table-cell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</text:span><text:span text:style-name="T5">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6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6" office:value-type="string" calcext:value-type="string">
            <text:p>NOT DONE</text:p>
          </table:table-cell>
          <table:table-cell office:value-type="string" calcext:value-type="string">
            <text:p><text:span text:style-name="T6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7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6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6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8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8">
          <table:table-cell table:style-name="Default" office:value-type="float" office:value="13" calcext:value-type="float">
            <text:p>13</text:p>
          </table:table-cell>
          <table:table-cell table:style-name="ce3" office:value-type="string" calcext:value-type="string">
            <text:p><text:span text:style-name="T7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pitch="variable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6-14T18:21:37.867000000</dc:date>
    <meta:editing-duration>PT8M32S</meta:editing-duration>
    <meta:editing-cycles>3</meta:editing-cycles>
    <meta:generator>LibreOffice/5.0.2.2$Windows_x86 LibreOffice_project/37b43f919e4de5eeaca9b9755ed688758a8251fe</meta:generator>
    <meta:document-statistic meta:table-count="2" meta:cell-count="73" meta:object-count="0"/>
  </office:meta>
</office:document-meta>
</file>